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8" svg:font-family="FreeSerif" style:font-family-generic="roman"/>
    <style:font-face style:name="FreeSerif5" svg:font-family="FreeSerif" style:font-adornments="Medium" style:font-family-generic="roman"/>
    <style:font-face style:name="FreeSerif4" svg:font-family="FreeSerif" style:font-adornments="Normal" style:font-family-generic="roman"/>
    <style:font-face style:name="FreeSans4" svg:font-family="FreeSans" style:font-family-generic="swiss"/>
    <style:font-face style:name="FreeSans5" svg:font-family="FreeSans" style:font-adornments="Medium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3" svg:font-family="FreeMono" style:font-adornments="Normal" style:font-family-generic="modern" style:font-pitch="fixed"/>
    <style:font-face style:name="FreeMono7" svg:font-family="FreeMono" style:font-adornments="Gras" style:font-family-generic="roman" style:font-pitch="fixed"/>
    <style:font-face style:name="FreeSerif6" svg:font-family="FreeSerif" style:font-adornments="Gras" style:font-family-generic="roman" style:font-pitch="fixed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erif7" svg:font-family="FreeSerif" style:font-adornments="Normal" style:font-family-generic="moder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WenQuanYi Micro Hei1" svg:font-family="'WenQuanYi Micro Hei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Lohit Hindi2" svg:font-family="'Lohit Hindi'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cm" draw:marker-start-width="0.23cm" draw:marker-end-width="0.23cm" draw:fill="none" draw:textarea-horizontal-align="justify" draw:textarea-vertical-align="middle" draw:auto-grow-height="false" fo:min-height="0.757cm" fo:min-width="6.633cm" fo:padding-top="0.135cm" fo:padding-bottom="0.135cm" fo:padding-left="0.26cm" fo:padding-right="0.26cm"/>
    </style:style>
    <style:style style:name="gr2" style:family="graphic" style:parent-style-name="CadreSection">
      <style:graphic-properties svg:stroke-width="0.03cm" svg:stroke-color="#01579b" draw:marker-start-width="0.255cm" draw:marker-end-width="0.255cm" draw:textarea-vertical-align="middle" draw:auto-grow-height="false" fo:min-height="5.196cm" fo:min-width="11.066cm" fo:padding-top="0.13cm" fo:padding-bottom="0.13cm" fo:padding-left="0.255cm" fo:padding-right="0.255cm"/>
    </style:style>
    <style:style style:name="gr3" style:family="graphic" style:parent-style-name="LigneFineSeparation">
      <style:graphic-properties draw:textarea-vertical-align="middle"/>
    </style:style>
    <style:style style:name="gr4" style:family="graphic" style:parent-style-name="headline1">
      <style:graphic-properties svg:stroke-width="0.03cm" svg:stroke-color="#01579b" draw:marker-start-width="0.25cm" draw:marker-end-width="0.25cm" draw:fill-color="#01579b" draw:auto-grow-width="true" fo:min-height="0.353cm" fo:min-width="5.619cm" fo:padding-top="-0.01cm" fo:padding-bottom="-0.01cm" fo:padding-left="-0.01cm" fo:padding-right="-0.01cm"/>
      <style:paragraph-properties style:writing-mode="lr-tb"/>
    </style:style>
    <style:style style:name="gr5" style:family="graphic" style:parent-style-name="Remarque">
      <style:graphic-properties draw:auto-grow-height="true" fo:min-height="0.412cm" fo:min-width="6.594cm"/>
      <style:paragraph-properties style:writing-mode="lr-tb"/>
    </style:style>
    <style:style style:name="gr6" style:family="graphic" style:parent-style-name="Code">
      <style:graphic-properties draw:auto-grow-height="true" fo:min-height="0.437cm" fo:min-width="7.141cm"/>
      <style:paragraph-properties style:writing-mode="lr-tb"/>
    </style:style>
    <style:style style:name="gr7" style:family="graphic" style:parent-style-name="Code">
      <style:graphic-properties draw:auto-grow-height="true" fo:min-height="0.402cm" fo:min-width="2.014cm"/>
      <style:paragraph-properties style:writing-mode="lr-tb"/>
    </style:style>
    <style:style style:name="gr8" style:family="graphic" style:parent-style-name="CodePetit">
      <style:graphic-properties draw:auto-grow-height="true" fo:min-height="0.328cm" fo:min-width="0.193cm"/>
      <style:paragraph-properties style:writing-mode="lr-tb"/>
    </style:style>
    <style:style style:name="gr9" style:family="graphic" style:parent-style-name="CodePetit">
      <style:graphic-properties draw:auto-grow-height="true" draw:auto-grow-width="false" fo:min-height="0.4cm" fo:min-width="0.236cm"/>
      <style:paragraph-properties style:writing-mode="lr-tb"/>
    </style:style>
    <style:style style:name="gr10" style:family="graphic" style:parent-style-name="Remarque">
      <style:graphic-properties draw:auto-grow-height="true" fo:min-height="0.363cm" fo:min-width="6.023cm"/>
      <style:paragraph-properties style:writing-mode="lr-tb"/>
    </style:style>
    <style:style style:name="gr11" style:family="graphic" style:parent-style-name="RemarquePetit">
      <style:graphic-properties draw:auto-grow-height="true" fo:min-height="0.328cm" fo:min-width="1.336cm"/>
      <style:paragraph-properties style:writing-mode="lr-tb"/>
    </style:style>
    <style:style style:name="gr12" style:family="graphic" style:parent-style-name="Code">
      <style:graphic-properties draw:auto-grow-height="true" fo:min-height="0.436cm" fo:min-width="2.564cm"/>
      <style:paragraph-properties style:writing-mode="lr-tb"/>
    </style:style>
    <style:style style:name="gr13" style:family="graphic" style:parent-style-name="CodePetit">
      <style:graphic-properties draw:auto-grow-height="true" fo:min-height="0.401cm" fo:min-width="2.014cm"/>
      <style:paragraph-properties style:writing-mode="lr-tb"/>
    </style:style>
    <style:style style:name="gr14" style:family="graphic" style:parent-style-name="Remarque">
      <style:graphic-properties draw:auto-grow-height="true" fo:min-height="0.363cm" fo:min-width="2.597cm"/>
      <style:paragraph-properties style:writing-mode="lr-tb"/>
    </style:style>
    <style:style style:name="gr15" style:family="graphic" style:parent-style-name="Remarque">
      <style:graphic-properties draw:auto-grow-height="true" draw:auto-grow-width="false" fo:min-height="1.087cm" fo:min-width="0cm"/>
      <style:paragraph-properties style:writing-mode="lr-tb"/>
    </style:style>
    <style:style style:name="gr16" style:family="graphic" style:parent-style-name="CodePetit">
      <style:graphic-properties draw:auto-grow-height="true" fo:min-height="0.687cm" fo:min-width="6.306cm"/>
      <style:paragraph-properties style:writing-mode="lr-tb"/>
    </style:style>
    <style:style style:name="gr17" style:family="graphic" style:parent-style-name="CodePetit">
      <style:graphic-properties draw:auto-grow-height="true" fo:min-height="0.352cm" fo:min-width="3.2cm"/>
      <style:paragraph-properties style:writing-mode="lr-tb"/>
    </style:style>
    <style:style style:name="gr18" style:family="graphic" style:parent-style-name="Code">
      <style:graphic-properties draw:auto-grow-height="true" fo:min-height="0.402cm" fo:min-width="5.3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20" style:family="graphic" style:parent-style-name="CodePetit">
      <style:graphic-properties draw:auto-grow-height="true" fo:min-height="0.352cm" fo:min-width="3.461cm"/>
      <style:paragraph-properties style:writing-mode="lr-tb"/>
    </style:style>
    <style:style style:name="gr21" style:family="graphic" style:parent-style-name="CodePetit">
      <style:graphic-properties draw:auto-grow-height="true" fo:min-height="0.352cm" fo:min-width="4.317cm"/>
      <style:paragraph-properties style:writing-mode="lr-tb"/>
    </style:style>
    <style:style style:name="gr22" style:family="graphic" style:parent-style-name="standard">
      <style:graphic-properties draw:stroke="none" draw:fill="none" fo:min-height="0.99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1579b"/>
      <style:paragraph-properties style:writing-mode="lr-tb"/>
    </style:style>
    <style:style style:name="P4" style:family="paragraph">
      <style:paragraph-properties style:writing-mode="lr-tb"/>
      <style:text-properties fo:font-style="italic" style:font-style-asian="italic" style:font-style-complex="italic"/>
    </style:style>
    <style:style style:name="P5" style:family="paragraph">
      <style:paragraph-properties style:writing-mode="lr-tb"/>
      <style:text-properties fo:color="#008000"/>
    </style:style>
    <style:style style:name="P6" style:family="paragraph">
      <style:paragraph-properties style:writing-mode="lr-tb"/>
      <style:text-properties fo:font-size="10pt" style:font-size-asian="18pt" style:font-size-complex="18pt"/>
    </style:style>
    <style:style style:name="P7" style:family="paragraph">
      <style:paragraph-properties style:writing-mode="lr-tb"/>
      <style:text-properties fo:color="#355e00" fo:font-size="9pt" style:font-size-asian="18pt" style:font-size-complex="18pt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line-height="95%">
        <style:tab-stops>
          <style:tab-stop style:position="3.901cm"/>
        </style:tab-stops>
      </style:paragraph-properties>
    </style:style>
    <style:style style:name="P11" style:family="paragraph">
      <style:paragraph-properties fo:line-height="95%" style:writing-mode="lr-tb">
        <style:tab-stops>
          <style:tab-stop style:position="3.901cm"/>
        </style:tab-stops>
      </style:paragraph-properties>
      <style:text-properties fo:font-size="9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Serif5" fo:font-style="italic" style:font-name-asian="FreeSerif5" style:font-style-asian="italic" style:font-name-complex="FreeSerif5" style:font-style-complex="italic"/>
    </style:style>
    <style:style style:name="T3" style:family="text">
      <style:text-properties fo:color="#800000"/>
    </style:style>
    <style:style style:name="T4" style:family="text">
      <style:text-properties style:use-window-font-color="true"/>
    </style:style>
    <style:style style:name="T5" style:family="text">
      <style:text-properties fo:color="#008000"/>
    </style:style>
    <style:style style:name="T6" style:family="text">
      <style:text-properties fo:color="#800000" fo:font-size="10pt" style:font-size-asian="18pt" style:font-size-complex="18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color="#355e00" fo:font-size="10pt" style:font-size-asian="18pt" style:font-size-complex="18pt"/>
    </style:style>
    <style:style style:name="T9" style:family="text">
      <style:text-properties style:font-name="FreeSerif" fo:font-size="10pt" style:font-name-asian="FreeSans5" style:font-size-asian="18pt" style:font-name-complex="FreeSans5" style:font-size-complex="18pt"/>
    </style:style>
    <style:style style:name="T10" style:family="text">
      <style:text-properties fo:color="#008000" fo:font-size="10pt" style:font-name-asian="FreeSans5" style:font-size-asian="18pt" style:font-name-complex="FreeSans5" style:font-size-complex="18pt"/>
    </style:style>
    <style:style style:name="T11" style:family="text">
      <style:text-properties fo:color="#355e00" fo:font-size="9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990000" style:font-name="FreeMono8" fo:font-weight="bold" style:font-weight-asian="bold" style:font-weight-complex="bold"/>
    </style:style>
    <style:style style:name="T14" style:family="text">
      <style:text-properties style:font-name="FreeMono8" fo:font-weight="bold" style:font-weight-asian="bold" style:font-weight-complex="bold"/>
    </style:style>
    <style:style style:name="T15" style:family="text">
      <style:text-properties fo:color="#800000" style:font-name="FreeSerif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8080"/>
    </style:style>
    <style:style style:name="T17" style:family="text">
      <style:text-properties fo:color="#008000" style:font-name="FreeMono8" fo:font-size="10pt" style:font-name-asian="FreeSans5" style:font-size-asian="18pt" style:font-name-complex="FreeSans5" style:font-size-complex="18pt"/>
    </style:style>
    <style:style style:name="T18" style:family="text">
      <style:text-properties fo:color="#0000ff" style:font-name="FreeMono8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800000" style:font-name="FreeMono8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font-name="FreeMono8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314004" style:font-name="FreeMono8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008000" style:font-name="FreeMono8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FreeSerif" fo:font-size="9pt" fo:font-weight="bold" style:font-size-asian="18pt" style:font-weight-asian="bold" style:font-size-complex="18pt" style:font-weight-complex="bold"/>
    </style:style>
    <style:style style:name="T24" style:family="text">
      <style:text-properties fo:color="#008000" style:font-name="FreeSerif" fo:font-size="10pt" style:font-name-asian="FreeSans5" style:font-size-asian="18pt" style:font-name-complex="FreeSans5" style:font-size-complex="18pt"/>
    </style:style>
    <style:style style:name="T25" style:family="text">
      <style:text-properties fo:font-size="8pt" fo:font-weight="bold" style:font-size-asian="10.5pt" style:font-weight-asian="bold" style:font-size-complex="10.5pt" style:font-weight-complex="bold"/>
    </style:style>
    <style:style style:name="T26" style:family="text">
      <style:text-properties style:font-name-asian="FreeSans5" style:font-name-complex="FreeSans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153cm" svg:height="1.027cm" svg:x="8.435cm" svg:y="8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7cm" svg:height="5.58cm" svg:x="8.3cm" svg:y="7.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22.7004380118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1.432cm" svg:y1="9.363cm" svg:x2="11.433cm" svg:y2="8.335cm">
          <text:p/>
        </draw:line>
        <draw:line draw:style-name="gr3" draw:text-style-name="P2" draw:layer="layout" svg:x1="10.633cm" svg:y1="9.362cm" svg:x2="10.634cm" svg:y2="8.334cm">
          <text:p/>
        </draw:line>
        <draw:line draw:style-name="gr3" draw:text-style-name="P2" draw:layer="layout" svg:x1="12.431cm" svg:y1="9.362cm" svg:x2="12.432cm" svg:y2="8.334cm">
          <text:p/>
        </draw:line>
        <draw:line draw:style-name="gr3" draw:text-style-name="P2" draw:layer="layout" svg:x1="13.423cm" svg:y1="9.362cm" svg:x2="13.393cm" svg:y2="8.334cm">
          <text:p/>
        </draw:line>
        <draw:frame draw:style-name="gr4" draw:text-style-name="P3" draw:layer="layout" svg:width="5.599cm" svg:height="0.463cm" svg:x="14.42cm" svg:y="7.821cm">
          <draw:text-box draw:corner-radius="0.2cm">
            <text:p>Indexation conteneurs séquences</text:p>
          </draw:text-box>
        </draw:frame>
        <draw:frame draw:style-name="gr5" draw:text-style-name="P4" draw:layer="layout" svg:width="6.594cm" svg:height="0.412cm" svg:x="8.6cm" svg:y="7.872cm">
          <draw:text-box>
            <text:p><text:span text:style-name="T1">pour les tableaux </text:span><text:span text:style-name="T2">… </text:span></text:p>
          </draw:text-box>
        </draw:frame>
        <draw:frame draw:style-name="gr6" draw:text-style-name="P5" draw:layer="layout" svg:width="7.141cm" svg:height="0.437cm" svg:x="9.599cm" svg:y="8.797cm">
          <draw:text-box>
            <text:p><text:span text:style-name="T3">tab</text:span><text:span text:style-name="T4">=</text:span><text:span text:style-name="T5">[10, 20, 30, 40, 50]</text:span></text:p>
          </draw:text-box>
        </draw:frame>
        <draw:frame draw:style-name="gr7" draw:text-style-name="P6" draw:layer="layout" svg:width="2.014cm" svg:height="0.402cm" svg:x="11.186cm" svg:y="9.9cm">
          <draw:text-box>
            <text:p><text:span text:style-name="T6">tab</text:span><text:span text:style-name="T7">[</text:span><text:span text:style-name="T8">1</text:span><text:span text:style-name="T7">]</text:span><text:span text:style-name="T9">→</text:span><text:span text:style-name="T10">20</text:span></text:p>
          </draw:text-box>
        </draw:frame>
        <draw:frame draw:style-name="gr8" draw:text-style-name="P7" draw:layer="layout" svg:width="0.193cm" svg:height="0.328cm" svg:x="10.881cm" svg:y="8.52cm">
          <draw:text-box>
            <text:p><text:span text:style-name="T11">0</text:span></text:p>
          </draw:text-box>
        </draw:frame>
        <draw:frame draw:style-name="gr8" draw:text-style-name="P7" draw:layer="layout" svg:width="0.193cm" svg:height="0.328cm" svg:x="11.915cm" svg:y="8.52cm">
          <draw:text-box>
            <text:p><text:span text:style-name="T11">1</text:span></text:p>
          </draw:text-box>
        </draw:frame>
        <draw:frame draw:style-name="gr9" draw:text-style-name="P7" draw:layer="layout" svg:width="0.214cm" svg:height="0.4cm" svg:x="12.914cm" svg:y="8.52cm">
          <draw:text-box>
            <text:p><text:span text:style-name="T11">2</text:span></text:p>
          </draw:text-box>
        </draw:frame>
        <draw:frame draw:style-name="gr8" draw:text-style-name="P7" draw:layer="layout" svg:width="0.193cm" svg:height="0.328cm" svg:x="13.913cm" svg:y="8.52cm">
          <draw:text-box>
            <text:p><text:span text:style-name="T11">3</text:span></text:p>
          </draw:text-box>
        </draw:frame>
        <draw:frame draw:style-name="gr8" draw:text-style-name="P7" draw:layer="layout" svg:width="0.193cm" svg:height="0.328cm" svg:x="14.8cm" svg:y="8.52cm">
          <draw:text-box>
            <text:p><text:span text:style-name="T11">4</text:span></text:p>
          </draw:text-box>
        </draw:frame>
        <draw:frame draw:style-name="gr10" draw:text-style-name="P8" draw:layer="layout" svg:width="6.023cm" svg:height="0.363cm" svg:x="8.511cm" svg:y="9.414cm">
          <draw:text-box>
            <text:p>Accès individuel aux <text:span text:style-name="T12">éléments</text:span> par <text:span text:style-name="T13">tab</text:span><text:span text:style-name="T14">[</text:span><text:span text:style-name="T15">index</text:span><text:span text:style-name="T14">]</text:span></text:p>
          </draw:text-box>
        </draw:frame>
        <draw:frame draw:style-name="gr11" draw:text-style-name="P4" draw:layer="layout" svg:width="1.336cm" svg:height="0.328cm" svg:x="8.72cm" svg:y="8.501cm">
          <draw:text-box>
            <text:p><text:span text:style-name="T1">index positif</text:span></text:p>
          </draw:text-box>
        </draw:frame>
        <draw:frame draw:style-name="gr12" draw:text-style-name="P8" draw:layer="layout" svg:width="2.564cm" svg:height="0.436cm" svg:x="11.436cm" svg:y="10.364cm">
          <draw:text-box>
            <text:p><text:span text:style-name="T16">len</text:span>(<text:span text:style-name="T3">tab</text:span>)<text:span text:style-name="T9">→</text:span><text:span text:style-name="T17">5</text:span></text:p>
          </draw:text-box>
        </draw:frame>
        <draw:frame draw:style-name="gr13" draw:text-style-name="P6" draw:layer="layout" svg:width="2.014cm" svg:height="0.401cm" svg:x="8.5cm" svg:y="9.84cm">
          <draw:text-box>
            <text:p><text:span text:style-name="T6">tab</text:span><text:span text:style-name="T7">[</text:span><text:span text:style-name="T8">0</text:span><text:span text:style-name="T7">]</text:span><text:span text:style-name="T9">→</text:span><text:span text:style-name="T10">10</text:span></text:p>
          </draw:text-box>
        </draw:frame>
        <draw:line draw:style-name="gr3" draw:text-style-name="P2" draw:layer="layout" svg:x1="14.429cm" svg:y1="9.362cm" svg:x2="14.43cm" svg:y2="8.334cm">
          <text:p/>
        </draw:line>
        <draw:frame draw:style-name="gr14" draw:text-style-name="P9" draw:layer="layout" svg:width="2.597cm" svg:height="0.363cm" svg:x="8.403cm" svg:y="10.437cm">
          <draw:text-box>
            <text:p><text:span text:style-name="T12">Nombre d'éléments</text:span></text:p>
          </draw:text-box>
        </draw:frame>
        <draw:frame draw:style-name="gr15" draw:text-style-name="P4" draw:layer="layout" svg:width="5.395cm" svg:height="1.087cm" svg:x="15.793cm" svg:y="8.5cm">
          <draw:text-box>
            <text:p><text:span text:style-name="T1">Sur les séquences modifiables</text:span></text:p>
            <text:p><text:span text:style-name="T1"><text:s/></text:span><text:span text:style-name="T1">(</text:span><text:span text:style-name="T18">tab</text:span><text:span text:style-name="T1">) modification par </text:span></text:p>
            <text:p><text:span text:style-name="T1">affectation </text:span><text:span text:style-name="T19">tab</text:span><text:span text:style-name="T20">[</text:span><text:span text:style-name="T21">4</text:span><text:span text:style-name="T20">]=</text:span><text:span text:style-name="T22">25</text:span></text:p>
          </draw:text-box>
        </draw:frame>
        <draw:frame draw:style-name="gr16" draw:text-style-name="P11" draw:layer="layout" svg:width="6.306cm" svg:height="0.687cm" svg:x="8.3cm" svg:y="11.1cm">
          <draw:text-box>
            <text:p text:style-name="P10"><text:span text:style-name="T23">Tranche entre les index 1 inclu et 3 exclu</text:span></text:p>
          </draw:text-box>
        </draw:frame>
        <draw:frame draw:style-name="gr17" draw:text-style-name="P6" draw:layer="layout" svg:width="3.2cm" svg:height="0.352cm" svg:x="14.2cm" svg:y="11.048cm">
          <draw:text-box>
            <text:p><text:span text:style-name="T6">tab</text:span><text:span text:style-name="T7">[</text:span><text:span text:style-name="T8">1:3</text:span><text:span text:style-name="T7">]</text:span><text:span text:style-name="T9">→[</text:span><text:span text:style-name="T24">20, 30]</text:span></text:p>
          </draw:text-box>
        </draw:frame>
        <draw:frame draw:style-name="gr18" draw:text-style-name="P6" draw:layer="layout" svg:width="5.354cm" svg:height="0.402cm" svg:x="14.086cm" svg:y="9.9cm">
          <draw:text-box>
            <text:p><text:span text:style-name="T6">tab</text:span><text:span text:style-name="T7">[</text:span><text:span text:style-name="T8">5</text:span><text:span text:style-name="T7">]</text:span><text:span text:style-name="T9">→ Error index out of range</text:span></text:p>
          </draw:text-box>
        </draw:frame>
        <draw:frame draw:style-name="gr19" draw:text-style-name="P12" draw:layer="layout" svg:width="7.1cm" svg:height="0.7cm" svg:x="8.056cm" svg:y="11.6cm">
          <draw:text-box>
            <text:p><text:span text:style-name="T25">Tranche du début jusqu’à l’index <text:s/>3 exclu </text:span></text:p>
          </draw:text-box>
        </draw:frame>
        <draw:frame draw:style-name="gr17" draw:text-style-name="P6" draw:layer="layout" svg:width="3.2cm" svg:height="0.352cm" svg:x="14.1cm" svg:y="12.148cm">
          <draw:text-box>
            <text:p><text:span text:style-name="T6">tab</text:span><text:span text:style-name="T7">[</text:span><text:span text:style-name="T8">3:</text:span><text:span text:style-name="T7">]</text:span><text:span text:style-name="T9">→[</text:span><text:span text:style-name="T24">40, 50]</text:span></text:p>
          </draw:text-box>
        </draw:frame>
        <draw:frame draw:style-name="gr16" draw:text-style-name="P11" draw:layer="layout" svg:width="6.306cm" svg:height="0.687cm" svg:x="8.3cm" svg:y="11.101cm">
          <draw:text-box>
            <text:p text:style-name="P10"><text:span text:style-name="T23">Tranche entre les index 1 inclu et 3 exclu</text:span></text:p>
          </draw:text-box>
        </draw:frame>
        <draw:frame draw:style-name="gr19" draw:text-style-name="P12" draw:layer="layout" svg:width="7.1cm" svg:height="0.7cm" svg:x="8.071cm" svg:y="12.1cm">
          <draw:text-box>
            <text:p><text:span text:style-name="T25">Tranche de l’index 3 inclus jusqu’à la fin</text:span></text:p>
          </draw:text-box>
        </draw:frame>
        <draw:frame draw:style-name="gr20" draw:text-style-name="P6" draw:layer="layout" svg:width="3.461cm" svg:height="0.352cm" svg:x="14.2cm" svg:y="11.6cm">
          <draw:text-box>
            <text:p><text:span text:style-name="T6">tab</text:span><text:span text:style-name="T7">[</text:span><text:span text:style-name="T8">:3</text:span><text:span text:style-name="T7">]</text:span><text:span text:style-name="T9">→[</text:span><text:span text:style-name="T24">10, 20, 30]</text:span></text:p>
          </draw:text-box>
        </draw:frame>
        <draw:frame draw:style-name="gr19" draw:text-style-name="P12" draw:layer="layout" svg:width="7.1cm" svg:height="0.7cm" svg:x="8.1cm" svg:y="12.6cm">
          <draw:text-box>
            <text:p><text:span text:style-name="T25">Tranche du début jusqu’à la fin</text:span></text:p>
          </draw:text-box>
        </draw:frame>
        <draw:frame draw:style-name="gr21" draw:text-style-name="P6" draw:layer="layout" svg:width="4.317cm" svg:height="0.352cm" svg:x="13.6cm" svg:y="12.648cm">
          <draw:text-box>
            <text:p><text:span text:style-name="T6">tab</text:span><text:span text:style-name="T7">[</text:span><text:span text:style-name="T8">:</text:span><text:span text:style-name="T7">]</text:span><text:span text:style-name="T9">→[</text:span><text:span text:style-name="T24">10, 20, 30, 40, 50]</text:span></text:p>
          </draw:text-box>
        </draw:frame>
        <draw:frame draw:style-name="gr22" draw:text-style-name="P13" draw:layer="layout" svg:width="12.495cm" svg:height="1.242cm" svg:x="1.205cm" svg:y="2.2cm">
          <draw:text-box>
            <text:p><text:span text:style-name="T26">Une version simplifiée pour le lycée par L. Leskow</text:span></text:p>
            <text:p><text:span text:style-name="T26">du Mémento v2.0.7 de Laurent Pointa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8" svg:font-family="FreeSerif" style:font-family-generic="roman"/>
    <style:font-face style:name="FreeSerif5" svg:font-family="FreeSerif" style:font-adornments="Medium" style:font-family-generic="roman"/>
    <style:font-face style:name="FreeSerif4" svg:font-family="FreeSerif" style:font-adornments="Normal" style:font-family-generic="roman"/>
    <style:font-face style:name="FreeSans4" svg:font-family="FreeSans" style:font-family-generic="swiss"/>
    <style:font-face style:name="FreeSans5" svg:font-family="FreeSans" style:font-adornments="Medium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3" svg:font-family="FreeMono" style:font-adornments="Normal" style:font-family-generic="modern" style:font-pitch="fixed"/>
    <style:font-face style:name="FreeMono7" svg:font-family="FreeMono" style:font-adornments="Gras" style:font-family-generic="roman" style:font-pitch="fixed"/>
    <style:font-face style:name="FreeSerif6" svg:font-family="FreeSerif" style:font-adornments="Gras" style:font-family-generic="roman" style:font-pitch="fixed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erif7" svg:font-family="FreeSerif" style:font-adornments="Normal" style:font-family-generic="moder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WenQuanYi Micro Hei1" svg:font-family="'WenQuanYi Micro Hei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Lohit Hindi2" svg:font-family="'Lohit Hindi'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2" fo:font-family="FreeSans" style:font-style-name="Gras" style:font-family-generic="swiss" style:font-pitch="variable" fo:font-size="1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textarea-horizontal-align="left" fo:padding-top="0cm" fo:padding-bottom="0cm" fo:padding-left="0.1cm" fo:padding-right="0.1cm"/>
      <style:paragraph-properties fo:margin-top="0.42cm" fo:margin-bottom="0.21cm"/>
      <style:text-properties fo:color="#000080" fo:font-size="14pt"/>
    </style:style>
    <style:style style:name="headline1" style:family="graphic" style:parent-style-name="standard">
      <style:graphic-properties draw:stroke="solid" svg:stroke-width="0.05cm" draw:marker-start-width="0.28cm" draw:marker-end-width="0.28cm" draw:stroke-linejoin="round" draw:fill="solid" draw:fill-gradient-name="Gradient_20_16" draw:fill-hatch-name="Hatching_20_2" draw:fill-image-name="Bitmape_20_1" draw:fill-image-width="0cm" draw:fill-image-height="0cm" draw:textarea-horizontal-align="center" draw:textarea-vertical-align="middle" draw:auto-grow-height="false" draw:auto-grow-width="true" fo:padding-top="0cm" fo:padding-bottom="0cm" fo:padding-left="0cm" fo:padding-right="0cm"/>
      <style:paragraph-properties fo:margin-left="0cm" fo:margin-right="0cm" fo:margin-top="0cm" fo:margin-bottom="0cm" fo:text-align="center" fo:text-indent="0cm"/>
      <style:text-properties fo:color="#ffffff" fo:font-size="9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tesLegales" style:family="graphic" style:parent-style-name="standard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paragraph-properties>
        <style:tab-stops/>
      </style:paragraph-properties>
      <style:text-properties style:font-name="FreeSerif1" fo:font-family="FreeSerif" style:font-style-name="Italique" style:font-family-generic="roman" style:font-pitch="variable" fo:font-size="8pt" fo:font-style="normal" fo:font-weight="normal"/>
    </style:style>
    <style:style style:name="RenvoiDocsLegales" style:family="graphic" style:parent-style-name="standard">
      <style:graphic-properties draw:stroke="none" draw:fill="none" draw:fill-gradient-name="Gradient_20_7" draw:fill-hatch-name="Hatching_20_1" draw:fill-image-name="Bitmape_20_1" draw:fill-image-width="0cm" draw:fill-image-height="0cm" draw:textarea-horizontal-align="left" fo:padding-top="0cm" fo:padding-bottom="0cm" fo:padding-left="0cm" fo:padding-right="0cm"/>
      <style:text-properties style:font-name="FreeSerif2" fo:font-family="FreeSerif" style:font-style-name="Gras" style:font-family-generic="roman" style:font-pitch="variable" fo:font-size="8pt" fo:font-style="italic" fo:font-weight="normal"/>
    </style:style>
    <style:style style:name="CadreSection" style:family="graphic" style:parent-style-name="text">
      <style:graphic-properties draw:stroke="solid" draw:stroke-dash="Fine_20_Dashed" svg:stroke-width="0.02cm" draw:marker-start-width="0.24cm" draw:marker-end-width="0.24cm" draw:stroke-linejoin="none" draw:fill-gradient-name="Gradient_20_14" draw:fill-hatch-name="Hatching_20_2" draw:fill-image-name="Bitmape_20_1" draw:fill-image-width="0cm" draw:fill-image-height="0cm"/>
      <style:paragraph-properties>
        <style:tab-stops/>
      </style:paragraph-properties>
      <style:text-properties fo:font-weight="600"/>
    </style:style>
    <style:style style:name="Litéral" style:family="graphic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text-properties fo:color="#008000" style:font-name="FreeMono3" fo:font-family="FreeMono" style:font-style-name="Normal" style:font-family-generic="modern" style:font-pitch="fixed" fo:font-size="9pt" fo:font-weight="bold"/>
    </style:style>
    <style:style style:name="Cod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text-properties style:font-name="FreeMono6" fo:font-family="FreeMono" style:font-style-name="Gras" style:font-family-generic="modern" style:font-pitch="fixed" fo:font-size="12pt"/>
    </style:style>
    <style:style style:name="Type" style:family="graphic">
      <style:graphic-properties draw:stroke="none" draw:fill="none" draw:fill-image-width="0cm" draw:fill-image-height="0cm" draw:textarea-horizontal-align="left" draw:auto-grow-width="true"/>
      <style:paragraph-properties>
        <style:tab-stops/>
      </style:paragraph-properties>
      <style:text-properties fo:color="#0000ff" style:font-name="FreeMono6" fo:font-family="FreeMono" style:font-style-name="Gras" style:font-family-generic="modern" style:font-pitch="fixed" fo:font-size="11pt" fo:font-weight="bold"/>
    </style:style>
    <style:style style:name="Remarqu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paragraph-properties>
        <style:tab-stops>
          <style:tab-stop style:position="0.5cm"/>
          <style:tab-stop style:position="1cm"/>
        </style:tab-stops>
      </style:paragraph-properties>
      <style:text-properties style:font-name="FreeSerif3" fo:font-family="FreeSerif" style:font-style-name="Normal" style:font-family-generic="roman" style:font-pitch="variable" fo:font-size="9pt" fo:font-weight="normal"/>
    </style:style>
    <style:style style:name="RemarqueAccolade" style:family="graphic" style:parent-style-name="objectwithoutfill">
      <style:graphic-properties svg:stroke-width="0.01cm" draw:marker-start-width="0.22cm" draw:marker-end-width="0.22cm" draw:fill-gradient-name="Gradient_20_8" draw:fill-hatch-name="Hatching_20_1" draw:fill-image-name="Bitmape_20_1"/>
    </style:style>
    <style:style style:name="FlèchePetite" style:family="graphic" style:parent-style-name="objectwithoutfill">
      <style:graphic-properties svg:stroke-width="0.01cm" draw:marker-start-width="0.22cm" draw:marker-end="Arrow_20_concave" draw:marker-end-width="0.1cm" draw:fill-gradient-name="Gradient_20_8" draw:fill-hatch-name="Hatching_20_1" draw:fill-image-name="Bitmape_20_1"/>
    </style:style>
    <style:style style:name="expression" style:family="graphic" style:parent-style-name="Code"/>
    <style:style style:name="CodePetit" style:family="graphic" style:parent-style-name="Code">
      <style:text-properties fo:font-size="10pt"/>
    </style:style>
    <style:style style:name="RemarquePetit" style:family="graphic" style:parent-style-name="Remarque">
      <style:text-properties fo:font-size="8pt"/>
    </style:style>
    <style:style style:name="LigneFineSeparation" style:family="graphic" style:parent-style-name="objectwithoutfill">
      <style:graphic-properties draw:stroke="dash" draw:stroke-dash="Ultrafine_20_Dashed" svg:stroke-width="0.02cm" svg:stroke-color="#808080" draw:marker-start-width="0.25cm" draw:marker-end-width="0.25cm" draw:fill-gradient-name="Gradient_20_10" draw:fill-hatch-name="Hatching_20_1" draw:fill-image-name="Bitmape_20_1"/>
    </style:style>
    <style:style style:name="BarreTabulation" style:family="graphic" style:parent-style-name="objectwithoutfill">
      <style:graphic-properties svg:stroke-width="0.03cm" svg:stroke-color="#b80047" draw:marker-start-width="0.26cm" draw:marker-end-width="0.14cm" draw:fill-gradient-name="Gradient_20_11" draw:fill-hatch-name="Hatching_20_1" draw:fill-image-name="Bitmape_20_1"/>
    </style:style>
    <style:style style:name="Constante" style:family="graphic" style:parent-style-name="CodePetit">
      <style:text-properties fo:color="#b84700" fo:font-size="9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dres">
        <svg:title>Cadres</svg:title>
        <svg:desc>Les cadres colorés</svg:desc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5-22T10:57:59</meta:creation-date>
    <dc:date>2020-07-21T09:57:20.307000896</dc:date>
    <meta:editing-duration>P2DT10H1M45S</meta:editing-duration>
    <meta:editing-cycles>895</meta:editing-cycles>
    <meta:generator>LibreOffice/6.4.4.2$Linux_X86_64 LibreOffice_project/40$Build-2</meta:generator>
    <meta:printed-by>Laurent Pointal</meta:printed-by>
    <meta:print-date>2017-01-27T19:13:18.316858308</meta:print-date>
    <meta:document-statistic meta:object-count="33"/>
  </office:meta>
</office:document-meta>
</file>